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Hyperlink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Tárgy: Modern próbaterem weboldal – most 1 hónapig ingyen kipróbálható</text:p>
      <text:p text:style-name="Normal"><text:span text:style-name="T2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span></text:p>
      <text:p text:style-name="P3">Tisztelt [Próbaterem neve]!</text:p>
      <text:p text:style-name="P4">Pojbics Máté vagyok, webfejlesztő. Az utóbbi hónapokban egy modern, letisztult weboldalt<text:s/>fejlesztettem, kifejezetten próbatermek számára<text:s/>– hogy könnyebben elérjék a zenészeket, és egyszerűbben kezeljék a foglalásokat.</text:p>
      <text:p text:style-name="P5">Mit tud az oldal, és miért hasznos ez az Ön próbaterme számára?</text:p>
      <text:p text:style-name="P6">• Külön aloldal minden teremnek, átlátható árakkal és felszerelésekkel – így a zenészek gyorsan megtalálják, amit keresnek<text:line-break/>• Egyszerű, működő online foglalási rendszer – kevesebb telefonálás, kevesebb elfelejtett időpont<text:line-break/>• „Kapcsolat” aloldal az összes elérhetőséggel – könnyen elérhető az Ön termének minden fontos információja<text:line-break/>• Teljes bejelentkezési rendszer, e-mail visszaigazolással – megbízható, biztonságos működés<text:line-break/>• Többnyelvű támogatás (magyar/angol – más nyelvek is kérhetők), ami külföldi zenészeket is bevonzhat, különösen Budapest és nagyobb városok esetén<text:line-break/>• Teljesen mobilbarát, gyorsan betöltő oldal – mivel a legtöbb látogató telefonról nézi az oldalt, ez kulcsfontosságú a jó első benyomáshoz<text:line-break/>• Kérésre: saját logó, színek, szövegek, akár saját webcím – így a weboldal teljesen az Ön próbaterméhez illik<text:line-break/>• Plusz opciók:<text:s/>képgaléria,<text:s/>admin oldal, egyedi fejlesztések<text:s/>– hogy az oldal ne csak működjön, de ki is tűnjön a többi közül</text:p>
      <text:p text:style-name="Normal"><text:span text:style-name="T7">📌</text:span><text:span text:style-name="T8"><text:s/>Az oldal jelenleg itt nézhető meg:</text:span><text:span text:style-name="T9"><text:line-break/></text:span><text:span text:style-name="T10">👉</text:span><text:span text:style-name="T11"><text:s/></text:span><text:a xlink:href="https://probapont.web.app" office:target-frame-name="_new" xlink:show="replace"><text:span text:style-name="T12">https://probapont.web.app</text:span></text:a></text:p>
      <text:p text:style-name="P13"/>
      <text:p text:style-name="Normal"><text:span text:style-name="T14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5">🎁</text:span><text:span text:style-name="T16"><text:s/>1 hónapig ingyen kipróbálható, semmilyen kötelezettséggel nem jár. Ezalatt az idő alatt testre szabom Önöknek az oldalt – a saját nevükkel, színeikkel, képeikkel. Ha beválik, a használat hosszabbítható.</text:span></text:p>
      <text:p text:style-name="Normal"><text:span text:style-name="T17">💼</text:span><text:span text:style-name="T18"><text:s/>Ha hosszabb távon is szeretnék használni az oldalt, akkor egy egyszeri beállítási díj merül fel (kb. 100.000 Ft), ami tartalmazza a személyre szabást, a technikai beállításokat és az oldal zavartalan működését.</text:span></text:p>
      <text:soft-page-break/>
      <text:p text:style-name="P19">Ezt követően csak az alacsony költségek maradnak (domain + tárhely), ami általában néhány ezer forint<text:s/>havonta.<text:line-break/>Minden technikai feladatot én intézek – nem szükséges informatikai tudás vagy plusz munka, csak használniuk kell az oldalt.</text:p>
      <text:p text:style-name="P20">Természetesen, ha szeretnék, a teljes együttműködés hivatalosan, cégesen is megoldható.</text:p>
      <text:p text:style-name="Normal"><text:span text:style-name="T21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span></text:p>
      <text:p text:style-name="P22">Ha felkeltette az érdeklődését, írjon bátran – szívesen válaszolok minden kérdésre, és örömmel megmutatom, mit tud nyújtani az oldal az Önök próbaterme számára.</text:p>
      <text:p text:style-name="Normal"><text:span text:style-name="T23">Üdvözlettel:</text:span><text:span text:style-name="T24"><text:line-break/>Pojbics Máté</text:span><text:span text:style-name="T25"><text:line-break/>webfejlesztő</text:span><text:span text:style-name="T26"><text:line-break/></text:span><text:span text:style-name="T27">📞</text:span><text:span text:style-name="T28"><text:s/>+36 30 788 3519</text:span><text:span text:style-name="T29"><text:line-break/></text:span><text:span text:style-name="T30">matet2001@gmail.com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 Pojbics</meta:initial-creator>
    <dc:creator>Mate Pojbics</dc:creator>
    <meta:creation-date>2025-06-11T10:50:00Z</meta:creation-date>
    <dc:date>2025-06-11T14:46:00Z</dc:date>
    <meta:template xlink:href="Normal.dotm" xlink:type="simple"/>
    <meta:editing-cycles>1</meta:editing-cycles>
    <meta:editing-duration>PT14100S</meta:editing-duration>
    <meta:document-statistic meta:page-count="2" meta:paragraph-count="4" meta:word-count="363" meta:character-count="2431" meta:row-count="17" meta:non-whitespace-character-count="2072"/>
  </office:meta>
</office:document-meta>
</file>